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 style:master-page-name="">
      <style:table-properties style:width="11.527cm" fo:margin-left="1.782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0.741cm"/>
    </style:style>
    <style:style style:name="Tabla1.B" style:family="table-column">
      <style:table-column-properties style:column-width="1.799cm"/>
    </style:style>
    <style:style style:name="Tabla1.G" style:family="table-column">
      <style:table-column-properties style:column-width="1.79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.C1" style:family="table-cell">
      <style:table-cell-properties fo:padding="0.097cm" fo:border="none"/>
    </style:style>
    <style:style style:name="Tabla1.D1" style:family="table-cell">
      <style:table-cell-properties fo:padding="0.097cm" fo:border="none"/>
    </style:style>
    <style:style style:name="Tabla1.E1" style:family="table-cell">
      <style:table-cell-properties fo:padding="0.097cm" fo:border="none"/>
    </style:style>
    <style:style style:name="Tabla1.F1" style:family="table-cell">
      <style:table-cell-properties fo:padding="0.097cm" fo:border="none"/>
    </style:style>
    <style:style style:name="Tabla1.G1" style:family="table-cell">
      <style:table-cell-properties fo:padding="0.097cm" fo:border="none"/>
    </style:style>
    <style:style style:name="Tabla1.2" style:family="table-row">
      <style:table-row-properties style:row-height="0.499cm" fo:background-color="transparent" fo:keep-together="auto">
        <style:background-image/>
      </style:table-row-properties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2" style:family="table-cell">
      <style:table-cell-properties style:vertical-align="bottom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.C2" style:family="table-cell">
      <style:table-cell-properties fo:padding="0.097cm" fo:border="none"/>
    </style:style>
    <style:style style:name="Tabla1.D2" style:family="table-cell">
      <style:table-cell-properties fo:padding="0.097cm" fo:border="none"/>
    </style:style>
    <style:style style:name="Tabla1.E2" style:family="table-cell">
      <style:table-cell-properties fo:padding="0.097cm" fo:border="none"/>
    </style:style>
    <style:style style:name="Tabla1.F2" style:family="table-cell">
      <style:table-cell-properties fo:padding="0.097cm" fo:border="none"/>
    </style:style>
    <style:style style:name="Tabla1.G2" style:family="table-cell">
      <style:table-cell-properties fo:padding="0.097cm" fo:border="none"/>
    </style:style>
    <style:style style:name="Tabla1.B3" style:family="table-cell">
      <style:table-cell-properties fo:padding="0.097cm" fo:border-left="0.05pt solid #000000" fo:border-right="none" fo:border-top="0.05pt solid #000000" fo:border-bottom="none"/>
    </style:style>
    <style:style style:name="Tabla1.C3" style:family="table-cell">
      <style:table-cell-properties fo:padding="0.097cm" fo:border-left="0.05pt solid #000000" fo:border-right="0.05pt solid #000000" fo:border-top="0.05pt solid #000000" fo:border-bottom="none"/>
    </style:style>
    <style:style style:name="Tabla1.D3" style:family="table-cell">
      <style:table-cell-properties fo:padding="0.097cm" fo:border="none"/>
    </style:style>
    <style:style style:name="Tabla1.E3" style:family="table-cell">
      <style:table-cell-properties fo:padding="0.097cm" fo:border="none"/>
    </style:style>
    <style:style style:name="Tabla1.F3" style:family="table-cell">
      <style:table-cell-properties fo:padding="0.097cm" fo:border="none"/>
    </style:style>
    <style:style style:name="Tabla1.G3" style:family="table-cell">
      <style:table-cell-properties fo:padding="0.097cm" fo:border="none"/>
    </style:style>
    <style:style style:name="Tabla1.B4" style:family="table-cell">
      <style:table-cell-properties style:vertical-align="bottom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1.D4" style:family="table-cell">
      <style:table-cell-properties fo:padding="0.097cm" fo:border="none"/>
    </style:style>
    <style:style style:name="Tabla1.E4" style:family="table-cell">
      <style:table-cell-properties fo:padding="0.097cm" fo:border="none"/>
    </style:style>
    <style:style style:name="Tabla1.F4" style:family="table-cell">
      <style:table-cell-properties fo:padding="0.097cm" fo:border="none"/>
    </style:style>
    <style:style style:name="Tabla1.G4" style:family="table-cell">
      <style:table-cell-properties fo:padding="0.097cm" fo:border="none"/>
    </style:style>
    <style:style style:name="Tabla1.B5" style:family="table-cell">
      <style:table-cell-properties fo:padding="0.097cm" fo:border-left="0.05pt solid #000000" fo:border-right="none" fo:border-top="none" fo:border-bottom="none"/>
    </style:style>
    <style:style style:name="Tabla1.C5" style:family="table-cell">
      <style:table-cell-properties fo:padding="0.097cm" fo:border-left="0.05pt solid #000000" fo:border-right="0.05pt solid #000000" fo:border-top="none" fo:border-bottom="none"/>
    </style:style>
    <style:style style:name="Tabla1.D5" style:family="table-cell">
      <style:table-cell-properties fo:padding="0.097cm" fo:border-left="0.05pt solid #000000" fo:border-right="0.05pt solid #000000" fo:border-top="0.05pt solid #000000" fo:border-bottom="none"/>
    </style:style>
    <style:style style:name="Tabla1.E5" style:family="table-cell">
      <style:table-cell-properties fo:padding="0.097cm" fo:border="none"/>
    </style:style>
    <style:style style:name="Tabla1.F5" style:family="table-cell">
      <style:table-cell-properties fo:padding="0.097cm" fo:border="none"/>
    </style:style>
    <style:style style:name="Tabla1.G5" style:family="table-cell">
      <style:table-cell-properties fo:padding="0.097cm" fo:border="none"/>
    </style:style>
    <style:style style:name="Tabla1.D6" style:family="table-cell">
      <style:table-cell-properties style:vertical-align="bottom" fo:background-color="transparent" fo:padding="0.097cm" fo:border-left="none" fo:border-right="0.05pt solid #000000" fo:border-top="none" fo:border-bottom="0.05pt solid #000000" style:writing-mode="page">
        <style:background-image/>
      </style:table-cell-properties>
    </style:style>
    <style:style style:name="Tabla1.E6" style:family="table-cell">
      <style:table-cell-properties fo:padding="0.097cm" fo:border="none"/>
    </style:style>
    <style:style style:name="Tabla1.F6" style:family="table-cell">
      <style:table-cell-properties fo:padding="0.097cm" fo:border="none"/>
    </style:style>
    <style:style style:name="Tabla1.G6" style:family="table-cell">
      <style:table-cell-properties fo:padding="0.097cm" fo:border="none"/>
    </style:style>
    <style:style style:name="Tabla1.B7" style:family="table-cell">
      <style:table-cell-properties fo:padding="0.097cm" fo:border-left="0.05pt solid #000000" fo:border-right="none" fo:border-top="none" fo:border-bottom="none"/>
    </style:style>
    <style:style style:name="Tabla1.C7" style:family="table-cell">
      <style:table-cell-properties fo:padding="0.097cm" fo:border-left="0.05pt solid #000000" fo:border-right="0.05pt solid #000000" fo:border-top="none" fo:border-bottom="none"/>
    </style:style>
    <style:style style:name="Tabla1.D7" style:family="table-cell">
      <style:table-cell-properties fo:padding="0.097cm" fo:border-left="0.05pt solid #000000" fo:border-right="0.05pt solid #000000" fo:border-top="0.05pt solid #000000" fo:border-bottom="none"/>
    </style:style>
    <style:style style:name="Tabla1.E7" style:family="table-cell">
      <style:table-cell-properties fo:padding="0.097cm" fo:border-left="0.05pt solid #000000" fo:border-right="0.05pt solid #000000" fo:border-top="0.05pt solid #000000" fo:border-bottom="none"/>
    </style:style>
    <style:style style:name="Tabla1.F7" style:family="table-cell">
      <style:table-cell-properties fo:padding="0.097cm" fo:border="none"/>
    </style:style>
    <style:style style:name="Tabla1.G7" style:family="table-cell">
      <style:table-cell-properties fo:padding="0.097cm" fo:border="none"/>
    </style:style>
    <style:style style:name="Tabla1.F8" style:family="table-cell">
      <style:table-cell-properties fo:padding="0.097cm" fo:border="none"/>
    </style:style>
    <style:style style:name="Tabla1.G8" style:family="table-cell">
      <style:table-cell-properties fo:padding="0.097cm" fo:border="none"/>
    </style:style>
    <style:style style:name="Tabla1.B9" style:family="table-cell">
      <style:table-cell-properties fo:padding="0.097cm" fo:border-left="0.05pt solid #000000" fo:border-right="none" fo:border-top="none" fo:border-bottom="none"/>
    </style:style>
    <style:style style:name="Tabla1.C9" style:family="table-cell">
      <style:table-cell-properties fo:padding="0.097cm" fo:border-left="0.05pt solid #000000" fo:border-right="0.05pt solid #000000" fo:border-top="none" fo:border-bottom="none"/>
    </style:style>
    <style:style style:name="Tabla1.D9" style:family="table-cell">
      <style:table-cell-properties fo:padding="0.097cm" fo:border-left="0.05pt solid #000000" fo:border-right="0.05pt solid #000000" fo:border-top="0.05pt solid #000000" fo:border-bottom="none"/>
    </style:style>
    <style:style style:name="Tabla1.E9" style:family="table-cell">
      <style:table-cell-properties fo:padding="0.097cm" fo:border-left="0.05pt solid #000000" fo:border-right="0.05pt solid #000000" fo:border-top="0.05pt solid #000000" fo:border-bottom="none"/>
    </style:style>
    <style:style style:name="Tabla1.F9" style:family="table-cell">
      <style:table-cell-properties fo:padding="0.097cm" fo:border-left="0.05pt solid #000000" fo:border-right="0.05pt solid #000000" fo:border-top="0.05pt solid #000000" fo:border-bottom="none"/>
    </style:style>
    <style:style style:name="Tabla1.G9" style:family="table-cell">
      <style:table-cell-properties fo:padding="0.097cm" fo:border="none"/>
    </style:style>
    <style:style style:name="Tabla1.G10" style:family="table-cell">
      <style:table-cell-properties fo:padding="0.097cm" fo:border="none"/>
    </style:style>
    <style:style style:name="Tabla1.B11" style:family="table-cell">
      <style:table-cell-properties fo:padding="0.097cm" fo:border-left="0.05pt solid #000000" fo:border-right="none" fo:border-top="none" fo:border-bottom="none"/>
    </style:style>
    <style:style style:name="Tabla1.C11" style:family="table-cell">
      <style:table-cell-properties fo:padding="0.097cm" fo:border-left="0.05pt solid #000000" fo:border-right="0.05pt solid #000000" fo:border-top="none" fo:border-bottom="none"/>
    </style:style>
    <style:style style:name="Tabla1.D11" style:family="table-cell">
      <style:table-cell-properties fo:padding="0.097cm" fo:border-left="0.05pt solid #000000" fo:border-right="none" fo:border-top="0.05pt solid #000000" fo:border-bottom="none"/>
    </style:style>
    <style:style style:name="Tabla1.E11" style:family="table-cell">
      <style:table-cell-properties fo:padding="0.097cm" fo:border-left="0.05pt solid #000000" fo:border-right="none" fo:border-top="0.05pt solid #000000" fo:border-bottom="none"/>
    </style:style>
    <style:style style:name="Tabla1.F11" style:family="table-cell">
      <style:table-cell-properties fo:padding="0.097cm" fo:border-left="0.05pt solid #000000" fo:border-right="none" fo:border-top="0.05pt solid #000000" fo:border-bottom="none"/>
    </style:style>
    <style:style style:name="Tabla1.G1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.12" style:family="table-row">
      <style:table-row-properties style:row-height="0.499cm"/>
    </style:style>
    <style:style style:name="Tabla1.B12" style:family="table-cell">
      <style:table-cell-properties style:vertical-align="bottom" fo:padding-left="0.049cm" fo:padding-right="0cm" fo:padding-top="0cm" fo:padding-bottom="0cm" fo:border-left="0.05pt solid #000000" fo:border-right="none" fo:border-top="none" fo:border-bottom="0.05pt solid #000000"/>
    </style:style>
    <style:style style:name="Tabla1.C12" style:family="table-cell">
      <style:table-cell-properties style:vertical-align="bottom" fo:padding-left="0.049cm" fo:padding-right="0cm" fo:padding-top="0cm" fo:padding-bottom="0cm" fo:border-left="0.05pt solid #000000" fo:border-right="none" fo:border-top="none" fo:border-bottom="0.05pt solid #000000"/>
    </style:style>
    <style:style style:name="Tabla1.D12" style:family="table-cell">
      <style:table-cell-properties style:vertical-align="bottom" fo:padding-left="0.049cm" fo:padding-right="0cm" fo:padding-top="0cm" fo:padding-bottom="0cm" fo:border-left="0.05pt solid #000000" fo:border-right="none" fo:border-top="none" fo:border-bottom="0.05pt solid #000000"/>
    </style:style>
    <style:style style:name="Tabla1.E12" style:family="table-cell">
      <style:table-cell-properties style:vertical-align="bottom" fo:padding-left="0.049cm" fo:padding-right="0cm" fo:padding-top="0cm" fo:padding-bottom="0cm" fo:border-left="0.05pt solid #000000" fo:border-right="none" fo:border-top="none" fo:border-bottom="0.05pt solid #000000"/>
    </style:style>
    <style:style style:name="Tabla1.F12" style:family="table-cell">
      <style:table-cell-properties style:vertical-align="bottom" fo:padding-left="0.049cm" fo:padding-right="0cm" fo:padding-top="0cm" fo:padding-bottom="0cm" fo:border-left="0.05pt solid #000000" fo:border-right="none" fo:border-top="none" fo:border-bottom="0.05pt solid #000000"/>
    </style:style>
    <style:style style:name="Tabla1.G12" style:family="table-cell">
      <style:table-cell-properties style:vertical-align="bottom" fo:padding-left="0.049cm" fo:padding-right="0cm" fo:padding-top="0cm" fo:padding-bottom="0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="none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D13" style:family="table-cell">
      <style:table-cell-properties fo:padding="0.097cm" fo:border-left="0.05pt solid #000000" fo:border-right="none" fo:border-top="none" fo:border-bottom="0.05pt solid #000000"/>
    </style:style>
    <style:style style:name="Tabla1.E13" style:family="table-cell">
      <style:table-cell-properties fo:padding="0.097cm" fo:border-left="0.05pt solid #000000" fo:border-right="none" fo:border-top="none" fo:border-bottom="0.05pt solid #000000"/>
    </style:style>
    <style:style style:name="Tabla1.F13" style:family="table-cell">
      <style:table-cell-properties fo:padding="0.097cm" fo:border-left="0.05pt solid #000000" fo:border-right="none" fo:border-top="none" fo:border-bottom="0.05pt solid #000000"/>
    </style:style>
    <style:style style:name="Tabla1.G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color="#000000" style:font-name="Liberation Sans" fo:font-size="10.5pt" fo:language="en" fo:country="US" fo:font-weight="bold" officeooo:rsid="0035f1fa" officeooo:paragraph-rsid="0035f1fa" style:font-size-asian="10.5pt" style:font-weight-asian="bold" style:font-size-complex="10.5pt" style:font-weight-complex="bold"/>
    </style:style>
    <style:style style:name="P2" style:family="paragraph" style:parent-style-name="Text_20_body">
      <style:paragraph-properties fo:margin-top="0cm" fo:margin-bottom="0.101cm" loext:contextual-spacing="false" fo:break-before="page"/>
      <style:text-properties fo:color="#000000" style:font-name="Liberation Sans" fo:font-size="10.5pt" fo:language="en" fo:country="US" style:text-underline-style="solid" style:text-underline-width="auto" style:text-underline-color="font-color" fo:font-weight="bold" officeooo:rsid="0035f1fa" officeooo:paragraph-rsid="0035f1fa" style:font-size-asian="10.5pt" style:font-weight-asian="bold" style:font-size-complex="10.5pt" style:font-weight-complex="bold"/>
    </style:style>
    <style:style style:name="P3" style:family="paragraph" style:parent-style-name="Text_20_body">
      <style:paragraph-properties fo:margin-top="0cm" fo:margin-bottom="0.25cm" loext:contextual-spacing="false"/>
      <style:text-properties style:font-name="Liberation Sans" fo:font-size="10.5pt" fo:language="en" fo:country="US" fo:font-weight="normal" officeooo:rsid="003d1c3a" officeooo:paragraph-rsid="003d1c3a" style:font-size-asian="10.5pt" style:font-weight-asian="normal" style:font-size-complex="10.5pt" style:font-weight-complex="normal"/>
    </style:style>
    <style:style style:name="P4" style:family="paragraph" style:parent-style-name="Text_20_body">
      <style:paragraph-properties fo:margin-top="0cm" fo:margin-bottom="0.25cm" loext:contextual-spacing="false"/>
      <style:text-properties style:font-name="Liberation Sans" fo:font-size="10.5pt" fo:language="en" fo:country="US" fo:font-weight="normal" officeooo:rsid="003d1c3a" officeooo:paragraph-rsid="003f0f64" style:font-size-asian="10.5pt" style:font-weight-asian="normal" style:font-size-complex="10.5pt" style:font-weight-complex="normal"/>
    </style:style>
    <style:style style:name="P5" style:family="paragraph" style:parent-style-name="Text_20_body">
      <style:paragraph-properties fo:margin-top="0cm" fo:margin-bottom="0.25cm" loext:contextual-spacing="false"/>
      <style:text-properties style:font-name="Liberation Sans" fo:font-size="10.5pt" fo:language="en" fo:country="US" fo:font-weight="normal" officeooo:rsid="003d1c3a" officeooo:paragraph-rsid="003ff619" style:font-size-asian="10.5pt" style:font-weight-asian="normal" style:font-size-complex="10.5pt" style:font-weight-complex="normal"/>
    </style:style>
    <style:style style:name="P6" style:family="paragraph" style:parent-style-name="Text_20_body">
      <style:paragraph-properties fo:margin-top="0cm" fo:margin-bottom="0.25cm" loext:contextual-spacing="false"/>
      <style:text-properties fo:color="#000000" style:font-name="Liberation Sans" fo:font-size="10.5pt" fo:language="en" fo:country="US" fo:font-weight="bold" officeooo:rsid="0035f1fa" officeooo:paragraph-rsid="0035f1fa" style:font-size-asian="10.5pt" style:font-weight-asian="bold" style:font-size-complex="10.5pt" style:font-weight-complex="bold"/>
    </style:style>
    <style:style style:name="P7" style:family="paragraph" style:parent-style-name="Text_20_body">
      <style:paragraph-properties fo:margin-top="0cm" fo:margin-bottom="0.049cm" loext:contextual-spacing="false"/>
      <style:text-properties style:font-name="Liberation Sans" fo:font-size="10.5pt" fo:language="en" fo:country="US" fo:font-weight="normal" officeooo:rsid="003d1c3a" officeooo:paragraph-rsid="003d1c3a" style:font-size-asian="10.5pt" style:font-weight-asian="normal" style:font-size-complex="10.5pt" style:font-weight-complex="normal"/>
    </style:style>
    <style:style style:name="P8" style:family="paragraph" style:parent-style-name="Text_20_body">
      <style:paragraph-properties fo:margin-top="0cm" fo:margin-bottom="0.049cm" loext:contextual-spacing="false"/>
      <style:text-properties style:font-name="Liberation Sans" fo:font-size="10.5pt" fo:language="en" fo:country="US" fo:font-weight="normal" officeooo:rsid="003d1c3a" officeooo:paragraph-rsid="003ea44c" style:font-size-asian="10.5pt" style:font-weight-asian="normal" style:font-size-complex="10.5pt" style:font-weight-complex="normal"/>
    </style:style>
    <style:style style:name="P9" style:family="paragraph" style:parent-style-name="Text_20_body">
      <style:paragraph-properties fo:margin-top="0cm" fo:margin-bottom="0.049cm" loext:contextual-spacing="false"/>
      <style:text-properties style:font-name="Liberation Sans" fo:font-size="10.5pt" fo:language="en" fo:country="US" fo:font-weight="normal" officeooo:rsid="003d1c3a" officeooo:paragraph-rsid="003f0f64" style:font-size-asian="10.5pt" style:font-weight-asian="normal" style:font-size-complex="10.5pt" style:font-weight-complex="normal"/>
    </style:style>
    <style:style style:name="P10" style:family="paragraph" style:parent-style-name="Text_20_body">
      <style:paragraph-properties fo:margin-top="0cm" fo:margin-bottom="0.049cm" loext:contextual-spacing="false"/>
      <style:text-properties fo:color="#0047ff" style:font-name="Liberation Sans" fo:font-size="10.5pt" fo:language="en" fo:country="US" fo:font-weight="bold" officeooo:rsid="0035f1fa" officeooo:paragraph-rsid="0035f1fa" style:font-size-asian="10.5pt" style:font-weight-asian="bold" style:font-size-complex="10.5pt" style:font-weight-complex="bold"/>
    </style:style>
    <style:style style:name="P11" style:family="paragraph" style:parent-style-name="Text_20_body">
      <style:paragraph-properties fo:margin-top="0.25cm" fo:margin-bottom="0.25cm" loext:contextual-spacing="false"/>
      <style:text-properties style:font-name="Liberation Sans" fo:font-size="10.5pt" fo:language="en" fo:country="US" fo:font-weight="normal" officeooo:rsid="003b38fd" officeooo:paragraph-rsid="003b38fd" style:font-size-asian="10.5pt" style:font-weight-asian="normal" style:font-size-complex="10.5pt" style:font-weight-complex="normal"/>
    </style:style>
    <style:style style:name="P12" style:family="paragraph" style:parent-style-name="Heading_20_1">
      <style:paragraph-properties fo:margin-left="0cm" fo:margin-right="0cm" fo:margin-top="0cm" fo:margin-bottom="0cm" loext:contextual-spacing="false" fo:text-align="center" style:justify-single-word="false" fo:text-indent="0cm" style:auto-text-indent="false" style:vertical-align="middle"/>
    </style:style>
    <style:style style:name="P13" style:family="paragraph" style:parent-style-name="Table_20_Contents">
      <style:text-properties style:font-name="Liberation Sans" fo:font-size="10.5pt" style:font-size-asian="10.5pt" style:font-size-complex="10.5pt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fo:font-size="10.5pt" style:font-size-asian="10.5pt" style:font-size-complex="10.5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fo:font-size="10.5pt" fo:font-weight="bold" officeooo:rsid="0036e8f5" officeooo:paragraph-rsid="0036e8f5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ize="8pt" fo:font-style="italic" officeooo:rsid="0036e8f5" officeooo:paragraph-rsid="0036e8f5" style:font-size-asian="8pt" style:font-style-asian="italic" style:font-size-complex="8pt" style:font-style-complex="italic"/>
    </style:style>
    <style:style style:name="P17" style:family="paragraph" style:parent-style-name="Table_20_Contents">
      <style:paragraph-properties fo:text-align="start" style:justify-single-word="false"/>
      <style:text-properties style:font-name="Liberation Sans" fo:font-size="8pt" fo:font-style="italic" fo:font-weight="bold" officeooo:rsid="0036e8f5" officeooo:paragraph-rsid="0036e8f5" style:font-size-asian="8pt" style:font-style-asian="italic" style:font-weight-asian="bold" style:font-size-complex="8pt" style:font-style-complex="italic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47ff" style:font-name="Liberation Sans" fo:font-size="12pt" officeooo:rsid="0036e8f5" officeooo:paragraph-rsid="0036e8f5" style:font-size-asian="12pt" style:font-size-complex="12pt"/>
    </style:style>
    <style:style style:name="P19" style:family="paragraph" style:parent-style-name="Table_20_Contents">
      <loext:graphic-properties draw:fill-image-width="0cm" draw:fill-image-height="0cm"/>
      <style:paragraph-properties fo:line-height="100%" fo:text-align="start" style:justify-single-word="false" style:shadow="none">
        <style:tab-stops/>
      </style:paragraph-properties>
      <style:text-properties style:font-name="Liberation Sans" fo:font-size="8pt" fo:font-style="italic" fo:font-weight="bold" officeooo:rsid="0036e8f5" officeooo:paragraph-rsid="0036e8f5" style:font-size-asian="8pt" style:font-style-asian="italic" style:font-weight-asian="bold" style:font-size-complex="8pt" style:font-style-complex="italic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47ff"/>
    </style:style>
    <style:style style:name="T3" style:family="text">
      <style:text-properties officeooo:rsid="0035f1fa"/>
    </style:style>
    <style:style style:name="T4" style:family="text">
      <style:text-properties style:font-name="Liberation Sans1"/>
    </style:style>
    <style:style style:name="T5" style:family="text">
      <style:text-properties style:font-name="Liberation Sans1" officeooo:rsid="003ea44c"/>
    </style:style>
    <style:style style:name="T6" style:family="text">
      <style:text-properties style:font-name="Liberation Sans1" fo:font-weight="bold" officeooo:rsid="003ea44c" style:font-weight-asian="bold" style:font-weight-complex="bold"/>
    </style:style>
    <style:style style:name="T7" style:family="text">
      <style:text-properties style:font-name="Liberation Sans1" fo:font-weight="bold" officeooo:rsid="003ff619" style:font-weight-asian="bold" style:font-weight-complex="bold"/>
    </style:style>
    <style:style style:name="T8" style:family="text">
      <style:text-properties style:font-name="Liberation Sans1" officeooo:rsid="003f0f64"/>
    </style:style>
    <style:style style:name="T9" style:family="text">
      <style:text-properties style:font-name="Liberation Sans1" officeooo:rsid="003ff619"/>
    </style:style>
    <style:style style:name="T10" style:family="text">
      <style:text-properties style:text-position="sub 58%"/>
    </style:style>
    <style:style style:name="T11" style:family="text">
      <style:text-properties style:text-position="sub 58%" officeooo:rsid="00381465"/>
    </style:style>
    <style:style style:name="T12" style:family="text">
      <style:text-properties style:text-position="sub 58%" fo:font-weight="bold" style:font-weight-asian="bold" style:font-weight-complex="bold"/>
    </style:style>
    <style:style style:name="T13" style:family="text">
      <style:text-properties style:text-position="sub 58%" fo:font-weight="bold" officeooo:rsid="003ea44c" style:font-weight-asian="bold" style:font-weight-complex="bold"/>
    </style:style>
    <style:style style:name="T14" style:family="text">
      <style:text-properties style:text-position="sub 58%" fo:font-weight="bold" officeooo:rsid="003f0f64" style:font-weight-asian="bold" style:font-weight-complex="bold"/>
    </style:style>
    <style:style style:name="T15" style:family="text">
      <style:text-properties style:text-position="sub 58%" officeooo:rsid="003ea44c"/>
    </style:style>
    <style:style style:name="T16" style:family="text">
      <style:text-properties style:text-position="sub 58%" officeooo:rsid="003f0f64"/>
    </style:style>
    <style:style style:name="T17" style:family="text">
      <style:text-properties style:text-position="sub 58%" style:font-name="Liberation Sans1" officeooo:rsid="003f0f64"/>
    </style:style>
    <style:style style:name="T18" style:family="text">
      <style:text-properties style:text-position="sub 58%" style:font-name="Liberation Sans1" officeooo:rsid="003ea44c"/>
    </style:style>
    <style:style style:name="T19" style:family="text">
      <style:text-properties style:text-position="sub 58%" style:font-name="Liberation Sans1" fo:font-weight="bold" officeooo:rsid="003ff619" style:font-weight-asian="bold" style:font-weight-complex="bold"/>
    </style:style>
    <style:style style:name="T20" style:family="text">
      <style:text-properties style:text-position="sub 58%" style:font-name="Liberation Sans1" officeooo:rsid="003ff619"/>
    </style:style>
    <style:style style:name="T21" style:family="text">
      <style:text-properties officeooo:rsid="003d1c3a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3f0f64" style:font-weight-asian="bold" style:font-weight-complex="bold"/>
    </style:style>
    <style:style style:name="T24" style:family="text">
      <style:text-properties fo:font-weight="bold" officeooo:rsid="003ff619" style:font-weight-asian="bold" style:font-weight-complex="bold"/>
    </style:style>
    <style:style style:name="T25" style:family="text">
      <style:text-properties officeooo:rsid="003ea44c"/>
    </style:style>
    <style:style style:name="T26" style:family="text">
      <style:text-properties officeooo:rsid="003f0f6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put grammar</text:p>
      <text:p text:style-name="P10">S → AB | BC</text:p>
      <text:p text:style-name="P10">A → BA | a</text:p>
      <text:p text:style-name="P10">B → CC | b</text:p>
      <text:p text:style-name="P10">C → AB | a</text:p>
      <text:p text:style-name="P1"><text:span text:style-name="T1">Input string</text:span>: <text:span text:style-name="T2">ababaa</text:span></text:p>
      <text:p text:style-name="P6"><text:span text:style-name="T1">Triangular table</text:span>:</text:p>
      <table:table table:name="Tabla1" table:style-name="Tabla1">
        <table:table-column table:style-name="Tabla1.A"/>
        <table:table-column table:style-name="Tabla1.B" table:number-columns-repeated="5"/>
        <table:table-column table:style-name="Tabla1.G"/>
        <table:table-row>
          <table:table-cell table:style-name="Tabla1.A1" table:number-rows-spanned="2" office:value-type="string">
            <text:p text:style-name="P16">6</text:p>
          </table:table-cell>
          <table:table-cell table:style-name="Tabla1.B1" office:value-type="string">
            <text:p text:style-name="P18">{B}</text:p>
          </table:table-cell>
          <table:table-cell table:style-name="Tabla1.C2" office:value-type="string">
            <text:p text:style-name="P14"/>
          </table:table-cell>
          <table:table-cell table:style-name="Tabla1.D2" office:value-type="string">
            <text:p text:style-name="P14"/>
          </table:table-cell>
          <table:table-cell table:style-name="Tabla1.E2" office:value-type="string">
            <text:p text:style-name="P14"/>
          </table:table-cell>
          <table:table-cell table:style-name="Tabla1.F2" office:value-type="string">
            <text:p text:style-name="P14"/>
          </table:table-cell>
          <table:table-cell table:style-name="Tabla1.G2" office:value-type="string">
            <text:p text:style-name="P14"/>
          </table:table-cell>
        </table:table-row>
        <table:table-row table:style-name="Tabla1.2">
          <table:covered-table-cell/>
          <table:table-cell table:style-name="Tabla1.B2" office:value-type="string">
            <text:p text:style-name="P17">X<text:span text:style-name="T10">1</text:span><text:span text:style-name="T11">6</text:span></text:p>
          </table:table-cell>
          <table:table-cell table:style-name="Tabla1.C2" office:value-type="string">
            <text:p text:style-name="P14"/>
          </table:table-cell>
          <table:table-cell table:style-name="Tabla1.D2" office:value-type="string">
            <text:p text:style-name="P14"/>
          </table:table-cell>
          <table:table-cell table:style-name="Tabla1.E2" office:value-type="string">
            <text:p text:style-name="P14"/>
          </table:table-cell>
          <table:table-cell table:style-name="Tabla1.F2" office:value-type="string">
            <text:p text:style-name="P14"/>
          </table:table-cell>
          <table:table-cell table:style-name="Tabla1.G2" office:value-type="string">
            <text:p text:style-name="P14"/>
          </table:table-cell>
        </table:table-row>
        <table:table-row>
          <table:table-cell table:style-name="Tabla1.A2" table:number-rows-spanned="2" office:value-type="string">
            <text:p text:style-name="P16">5</text:p>
          </table:table-cell>
          <table:table-cell table:style-name="Tabla1.B3" office:value-type="string">
            <text:p text:style-name="P18">{S, A, C}</text:p>
          </table:table-cell>
          <table:table-cell table:style-name="Tabla1.C3" office:value-type="string">
            <text:p text:style-name="P18">{S, A}</text:p>
          </table:table-cell>
          <table:table-cell table:style-name="Tabla1.D3" office:value-type="string">
            <text:p text:style-name="P14"/>
          </table:table-cell>
          <table:table-cell table:style-name="Tabla1.E4" office:value-type="string">
            <text:p text:style-name="P14"/>
          </table:table-cell>
          <table:table-cell table:style-name="Tabla1.F4" office:value-type="string">
            <text:p text:style-name="P14"/>
          </table:table-cell>
          <table:table-cell table:style-name="Tabla1.G4" office:value-type="string">
            <text:p text:style-name="P14"/>
          </table:table-cell>
        </table:table-row>
        <table:table-row table:style-name="Tabla1.2">
          <table:covered-table-cell/>
          <table:table-cell table:style-name="Tabla1.B4" office:value-type="string">
            <text:p text:style-name="P17">X<text:span text:style-name="T10">1</text:span><text:span text:style-name="T11">5</text:span></text:p>
          </table:table-cell>
          <table:table-cell table:style-name="Tabla1.B2" office:value-type="string">
            <text:p text:style-name="P17">X<text:span text:style-name="T11">26</text:span></text:p>
          </table:table-cell>
          <table:table-cell table:style-name="Tabla1.D4" office:value-type="string">
            <text:p text:style-name="P14"/>
          </table:table-cell>
          <table:table-cell table:style-name="Tabla1.E4" office:value-type="string">
            <text:p text:style-name="P14"/>
          </table:table-cell>
          <table:table-cell table:style-name="Tabla1.F4" office:value-type="string">
            <text:p text:style-name="P14"/>
          </table:table-cell>
          <table:table-cell table:style-name="Tabla1.G4" office:value-type="string">
            <text:p text:style-name="P14"/>
          </table:table-cell>
        </table:table-row>
        <table:table-row>
          <table:table-cell table:style-name="Tabla1.A2" table:number-rows-spanned="2" office:value-type="string">
            <text:p text:style-name="P16">4</text:p>
          </table:table-cell>
          <table:table-cell table:style-name="Tabla1.B5" office:value-type="string">
            <text:p text:style-name="P18">{B}</text:p>
          </table:table-cell>
          <table:table-cell table:style-name="Tabla1.C5" office:value-type="string">
            <text:p text:style-name="P18">{B}</text:p>
          </table:table-cell>
          <table:table-cell table:style-name="Tabla1.D5" office:value-type="string">
            <text:p text:style-name="P18">{S, A}</text:p>
          </table:table-cell>
          <table:table-cell table:style-name="Tabla1.E6" office:value-type="string">
            <text:p text:style-name="P14"/>
          </table:table-cell>
          <table:table-cell table:style-name="Tabla1.F6" office:value-type="string">
            <text:p text:style-name="P14"/>
          </table:table-cell>
          <table:table-cell table:style-name="Tabla1.G6" office:value-type="string">
            <text:p text:style-name="P14"/>
          </table:table-cell>
        </table:table-row>
        <table:table-row table:style-name="Tabla1.2">
          <table:covered-table-cell/>
          <table:table-cell table:style-name="Tabla1.B4" office:value-type="string">
            <text:p text:style-name="P17">X<text:span text:style-name="T10">1</text:span><text:span text:style-name="T11">4</text:span></text:p>
          </table:table-cell>
          <table:table-cell table:style-name="Tabla1.B2" office:value-type="string">
            <text:p text:style-name="P17">X<text:span text:style-name="T11">25</text:span></text:p>
          </table:table-cell>
          <table:table-cell table:style-name="Tabla1.D6" office:value-type="string">
            <text:p text:style-name="P17">X<text:span text:style-name="T11">36</text:span></text:p>
          </table:table-cell>
          <table:table-cell table:style-name="Tabla1.E6" office:value-type="string">
            <text:p text:style-name="P14"/>
          </table:table-cell>
          <table:table-cell table:style-name="Tabla1.F6" office:value-type="string">
            <text:p text:style-name="P14"/>
          </table:table-cell>
          <table:table-cell table:style-name="Tabla1.G6" office:value-type="string">
            <text:p text:style-name="P14"/>
          </table:table-cell>
        </table:table-row>
        <table:table-row>
          <table:table-cell table:style-name="Tabla1.A2" table:number-rows-spanned="2" office:value-type="string">
            <text:p text:style-name="P16">3</text:p>
          </table:table-cell>
          <table:table-cell table:style-name="Tabla1.B7" office:value-type="string">
            <text:p text:style-name="P18">{B}</text:p>
          </table:table-cell>
          <table:table-cell table:style-name="Tabla1.C7" office:value-type="string">
            <text:p text:style-name="P18">{S, C}</text:p>
          </table:table-cell>
          <table:table-cell table:style-name="Tabla1.D7" office:value-type="string">
            <text:p text:style-name="P18">{B}</text:p>
          </table:table-cell>
          <table:table-cell table:style-name="Tabla1.E7" office:value-type="string">
            <text:p text:style-name="P18"><text:span text:style-name="T4">Ø</text:span></text:p>
          </table:table-cell>
          <table:table-cell table:style-name="Tabla1.F8" office:value-type="string">
            <text:p text:style-name="P14"/>
          </table:table-cell>
          <table:table-cell table:style-name="Tabla1.G8" office:value-type="string">
            <text:p text:style-name="P14"/>
          </table:table-cell>
        </table:table-row>
        <table:table-row table:style-name="Tabla1.2">
          <table:covered-table-cell/>
          <table:table-cell table:style-name="Tabla1.B4" office:value-type="string">
            <text:p text:style-name="P17">X<text:span text:style-name="T10">1</text:span><text:span text:style-name="T11">3</text:span></text:p>
          </table:table-cell>
          <table:table-cell table:style-name="Tabla1.B2" office:value-type="string">
            <text:p text:style-name="P17">X<text:span text:style-name="T11">24</text:span></text:p>
          </table:table-cell>
          <table:table-cell table:style-name="Tabla1.D6" office:value-type="string">
            <text:p text:style-name="P17">X<text:span text:style-name="T11">35</text:span></text:p>
          </table:table-cell>
          <table:table-cell table:style-name="Tabla1.D6" office:value-type="string">
            <text:p text:style-name="P17">X<text:span text:style-name="T11">46</text:span></text:p>
          </table:table-cell>
          <table:table-cell table:style-name="Tabla1.F8" office:value-type="string">
            <text:p text:style-name="P14"/>
          </table:table-cell>
          <table:table-cell table:style-name="Tabla1.G8" office:value-type="string">
            <text:p text:style-name="P14"/>
          </table:table-cell>
        </table:table-row>
        <table:table-row>
          <table:table-cell table:style-name="Tabla1.A2" table:number-rows-spanned="2" office:value-type="string">
            <text:p text:style-name="P16">2</text:p>
          </table:table-cell>
          <table:table-cell table:style-name="Tabla1.B9" office:value-type="string">
            <text:p text:style-name="P18">{S, C}</text:p>
          </table:table-cell>
          <table:table-cell table:style-name="Tabla1.C9" office:value-type="string">
            <text:p text:style-name="P18">{S, A}</text:p>
          </table:table-cell>
          <table:table-cell table:style-name="Tabla1.D9" office:value-type="string">
            <text:p text:style-name="P18">{S, C}</text:p>
          </table:table-cell>
          <table:table-cell table:style-name="Tabla1.E9" office:value-type="string">
            <text:p text:style-name="P18">{S, A}</text:p>
          </table:table-cell>
          <table:table-cell table:style-name="Tabla1.F9" office:value-type="string">
            <text:p text:style-name="P18">{B}</text:p>
          </table:table-cell>
          <table:table-cell table:style-name="Tabla1.G10" office:value-type="string">
            <text:p text:style-name="P14"/>
          </table:table-cell>
        </table:table-row>
        <table:table-row table:style-name="Tabla1.2">
          <table:covered-table-cell/>
          <table:table-cell table:style-name="Tabla1.B4" office:value-type="string">
            <text:p text:style-name="P17">X<text:span text:style-name="T10">1</text:span><text:span text:style-name="T11">2</text:span></text:p>
          </table:table-cell>
          <table:table-cell table:style-name="Tabla1.B2" office:value-type="string">
            <text:p text:style-name="P17">X<text:span text:style-name="T11">23</text:span></text:p>
          </table:table-cell>
          <table:table-cell table:style-name="Tabla1.D6" office:value-type="string">
            <text:p text:style-name="P17">X<text:span text:style-name="T11">34</text:span></text:p>
          </table:table-cell>
          <table:table-cell table:style-name="Tabla1.D6" office:value-type="string">
            <text:p text:style-name="P17">X<text:span text:style-name="T11">45</text:span></text:p>
          </table:table-cell>
          <table:table-cell table:style-name="Tabla1.D6" office:value-type="string">
            <text:p text:style-name="P17">X<text:span text:style-name="T11">56</text:span></text:p>
          </table:table-cell>
          <table:table-cell table:style-name="Tabla1.G10" office:value-type="string">
            <text:p text:style-name="P14"/>
          </table:table-cell>
        </table:table-row>
        <table:table-row>
          <table:table-cell table:style-name="Tabla1.A2" table:number-rows-spanned="2" office:value-type="string">
            <text:p text:style-name="P16">1</text:p>
          </table:table-cell>
          <table:table-cell table:style-name="Tabla1.B11" office:value-type="string">
            <text:p text:style-name="P18">{A, C}</text:p>
          </table:table-cell>
          <table:table-cell table:style-name="Tabla1.C11" office:value-type="string">
            <text:p text:style-name="P18">{B}</text:p>
          </table:table-cell>
          <table:table-cell table:style-name="Tabla1.D11" office:value-type="string">
            <text:p text:style-name="P18">{A, C}</text:p>
          </table:table-cell>
          <table:table-cell table:style-name="Tabla1.E11" office:value-type="string">
            <text:p text:style-name="P18">{B}</text:p>
          </table:table-cell>
          <table:table-cell table:style-name="Tabla1.F11" office:value-type="string">
            <text:p text:style-name="P18">{A, C}</text:p>
          </table:table-cell>
          <table:table-cell table:style-name="Tabla1.G11" office:value-type="string">
            <text:p text:style-name="P18">{A, C}</text:p>
          </table:table-cell>
        </table:table-row>
        <table:table-row table:style-name="Tabla1.12">
          <table:covered-table-cell/>
          <table:table-cell table:style-name="Tabla1.B12" office:value-type="string">
            <text:p text:style-name="P19">X<text:span text:style-name="T10">11</text:span></text:p>
          </table:table-cell>
          <table:table-cell table:style-name="Tabla1.C12" office:value-type="string">
            <text:p text:style-name="P19">X<text:span text:style-name="T11">22</text:span></text:p>
          </table:table-cell>
          <table:table-cell table:style-name="Tabla1.D12" office:value-type="string">
            <text:p text:style-name="P19">X<text:span text:style-name="T11">33</text:span></text:p>
          </table:table-cell>
          <table:table-cell table:style-name="Tabla1.E12" office:value-type="string">
            <text:p text:style-name="P19">X<text:span text:style-name="T11">44</text:span></text:p>
          </table:table-cell>
          <table:table-cell table:style-name="Tabla1.F12" office:value-type="string">
            <text:p text:style-name="P19">X<text:span text:style-name="T11">55</text:span></text:p>
          </table:table-cell>
          <table:table-cell table:style-name="Tabla1.G12" office:value-type="string">
            <text:p text:style-name="P19">X<text:span text:style-name="T11">66</text:span></text:p>
          </table:table-cell>
        </table:table-row>
        <table:table-row>
          <table:table-cell table:style-name="Tabla1.A13" office:value-type="string">
            <text:p text:style-name="P13"/>
          </table:table-cell>
          <table:table-cell table:style-name="Tabla1.B13" office:value-type="string">
            <text:p text:style-name="P15">a</text:p>
          </table:table-cell>
          <table:table-cell table:style-name="Tabla1.C13" office:value-type="string">
            <text:p text:style-name="P15">b</text:p>
          </table:table-cell>
          <table:table-cell table:style-name="Tabla1.D13" office:value-type="string">
            <text:p text:style-name="P15">a</text:p>
          </table:table-cell>
          <table:table-cell table:style-name="Tabla1.E13" office:value-type="string">
            <text:p text:style-name="P15">b</text:p>
          </table:table-cell>
          <table:table-cell table:style-name="Tabla1.F13" office:value-type="string">
            <text:p text:style-name="P15">a</text:p>
          </table:table-cell>
          <table:table-cell table:style-name="Tabla1.G13" office:value-type="string">
            <text:p text:style-name="P15">a</text:p>
          </table:table-cell>
        </table:table-row>
      </table:table>
      <text:p text:style-name="P11"><text:span text:style-name="T22">X</text:span><text:span text:style-name="T12">11</text:span><text:span text:style-name="T22"> = X</text:span><text:span text:style-name="T12">33</text:span><text:span text:style-name="T22"> = X</text:span><text:span text:style-name="T12">55</text:span><text:span text:style-name="T22"> = X</text:span><text:span text:style-name="T12">66</text:span><text:span text:style-name="T22"> = { A, C }</text:span><text:tab/><text:tab/><text:span text:style-name="T22">X</text:span><text:span text:style-name="T12">22</text:span><text:span text:style-name="T22"> = X</text:span><text:span text:style-name="T12">44</text:span><text:span text:style-name="T22"> = { B }</text:span><text:tab/><text:span text:style-name="T21">(Productions with only terminals in body)</text:span></text:p>
      <text:p text:style-name="P7">X<text:span text:style-name="T10">12</text:span> = X<text:span text:style-name="T10">11</text:span> X<text:span text:style-name="T10">22</text:span> =&gt; { A, C } { B } = { AB, CB } =&gt; <text:span text:style-name="T22">X</text:span><text:span text:style-name="T12">12</text:span><text:span text:style-name="T22"> = { S, C }</text:span><text:tab/>(Header of productions that generate bodies)</text:p>
      <text:p text:style-name="P7">X<text:span text:style-name="T10">23</text:span> = X<text:span text:style-name="T10">22</text:span> X<text:span text:style-name="T10">33</text:span> =&gt; { B } { A, C } = { BA, BC } =&gt; <text:span text:style-name="T22">X</text:span><text:span text:style-name="T12">23</text:span><text:span text:style-name="T22"> = { S, A }</text:span></text:p>
      <text:p text:style-name="P7">X<text:span text:style-name="T10">34</text:span> = X<text:span text:style-name="T10">33</text:span> X<text:span text:style-name="T10">44</text:span> =&gt; { A, C } { B } = { AB, CB } =&gt; <text:span text:style-name="T22">X</text:span><text:span text:style-name="T12">34</text:span><text:span text:style-name="T22"> = { S, C }</text:span></text:p>
      <text:p text:style-name="P7">X<text:span text:style-name="T10">45</text:span> = X<text:span text:style-name="T10">44</text:span> X<text:span text:style-name="T10">55</text:span> =&gt; { B } { A, C } = { BA, BC } =&gt; <text:span text:style-name="T22">X</text:span><text:span text:style-name="T12">45</text:span><text:span text:style-name="T22"> = { S, A }</text:span></text:p>
      <text:p text:style-name="P3">X<text:span text:style-name="T10">56</text:span> = X<text:span text:style-name="T10">55</text:span> X<text:span text:style-name="T10">66</text:span> =&gt; { A, C } { A, C } = { AA, AC, CA, CC } =&gt; <text:span text:style-name="T22">X</text:span><text:span text:style-name="T12">56</text:span><text:span text:style-name="T22"> = { B }</text:span></text:p>
      <text:p text:style-name="P7">X<text:span text:style-name="T10">13</text:span> = X<text:span text:style-name="T10">11</text:span> X<text:span text:style-name="T10">23</text:span> U X<text:span text:style-name="T10">12</text:span> X<text:span text:style-name="T10">33 </text:span>=&gt; { A, C } { S, A } U { S, C } { A, C } = { AS, AA, CS, CA, SA, SC, CC } =&gt; <text:span text:style-name="T22">X</text:span><text:span text:style-name="T12">13</text:span><text:span text:style-name="T22"> = { B }</text:span></text:p>
      <text:p text:style-name="P7">X<text:span text:style-name="T10">24</text:span> = X<text:span text:style-name="T10">22</text:span> X<text:span text:style-name="T10">34</text:span> U X<text:span text:style-name="T10">23</text:span> X<text:span text:style-name="T10">44 </text:span>=&gt; { B } { <text:span text:style-name="T25">S, </text:span>C } U { <text:span text:style-name="T25">S, A</text:span> } { B } = { B<text:span text:style-name="T25">S</text:span>, B<text:span text:style-name="T25">C</text:span>, <text:span text:style-name="T25">SB</text:span>, <text:span text:style-name="T25">A</text:span>B } =&gt; <text:span text:style-name="T22">X</text:span><text:span text:style-name="T12">24</text:span><text:span text:style-name="T22"> = { S, C }</text:span></text:p>
      <text:p text:style-name="P8">X<text:span text:style-name="T10">35</text:span> = X<text:span text:style-name="T10">33</text:span> X<text:span text:style-name="T10">45</text:span> U X<text:span text:style-name="T10">34</text:span> X<text:span text:style-name="T10">55 </text:span>=&gt; { A, C } { S, A } U { S, C } { A, C } = { AS, AA, CS, CA, SA, SC, CC } =&gt; <text:span text:style-name="T22">X</text:span><text:span text:style-name="T12">3</text:span><text:span text:style-name="T13">5</text:span><text:span text:style-name="T22"> = { B }</text:span></text:p>
      <text:p text:style-name="P3">X<text:span text:style-name="T10">4</text:span><text:span text:style-name="T15">6</text:span> = X<text:span text:style-name="T15">44</text:span> X<text:span text:style-name="T15">56</text:span> U X<text:span text:style-name="T15">45</text:span> X<text:span text:style-name="T15">66</text:span><text:span text:style-name="T10"> </text:span>=&gt; { B } { <text:span text:style-name="T25">B</text:span> } U { <text:span text:style-name="T25">S, A</text:span> } { <text:span text:style-name="T25">A, C</text:span> } = { <text:span text:style-name="T25">BB, SA, SC, AA, AC</text:span> } =&gt; <text:span text:style-name="T22">X</text:span><text:span text:style-name="T13">46</text:span><text:span text:style-name="T22"> = </text:span><text:span text:style-name="T6">Ø</text:span></text:p>
      <text:p text:style-name="P9">X<text:span text:style-name="T10">1</text:span><text:span text:style-name="T16">4</text:span> = X<text:span text:style-name="T10">11</text:span> X<text:span text:style-name="T10">2</text:span><text:span text:style-name="T16">4</text:span> U X<text:span text:style-name="T10">12</text:span> X<text:span text:style-name="T10">3</text:span><text:span text:style-name="T16">4</text:span><text:span text:style-name="T10"> </text:span>U X<text:span text:style-name="T10">1</text:span><text:span text:style-name="T16">3</text:span> X<text:span text:style-name="T16">44 </text:span><text:span text:style-name="T26">=&gt;</text:span> { A, C } { S, <text:span text:style-name="T26">C</text:span> } U { S, C } { <text:span text:style-name="T26">S</text:span>, C } U { <text:span text:style-name="T26">B</text:span> } { <text:span text:style-name="T26">B</text:span> } = { <text:span text:style-name="T26">AS, AC, CS, CC, SS, SC, BB</text:span> } =&gt; <text:span text:style-name="T22">X</text:span><text:span text:style-name="T12">1</text:span><text:span text:style-name="T14">4</text:span><text:span text:style-name="T22"> = { B }</text:span></text:p>
      <text:p text:style-name="P9">X<text:span text:style-name="T16">25</text:span> = X<text:span text:style-name="T16">22</text:span> X<text:span text:style-name="T16">35</text:span> U X<text:span text:style-name="T16">23</text:span> X<text:span text:style-name="T16">45</text:span><text:span text:style-name="T10"> </text:span>U X<text:span text:style-name="T16">24</text:span> X<text:span text:style-name="T16">55 </text:span><text:span text:style-name="T26">=&gt;</text:span> { <text:span text:style-name="T26">B</text:span> } { <text:span text:style-name="T26">B</text:span> } U { S, <text:span text:style-name="T26">A</text:span> } { <text:span text:style-name="T26">S</text:span>, <text:span text:style-name="T26">A</text:span> } U { <text:span text:style-name="T26">S, C</text:span> } { <text:span text:style-name="T26">A, C</text:span> } = { <text:span text:style-name="T26">BB, SS, SA, AS, AA, SC, CA, CC</text:span> } =&gt; <text:span text:style-name="T22">X</text:span><text:span text:style-name="T14">25</text:span><text:span text:style-name="T22"> = { B }</text:span></text:p>
      <text:p text:style-name="P4">X<text:span text:style-name="T16">36</text:span> = X<text:span text:style-name="T16">33</text:span> X<text:span text:style-name="T16">46</text:span> U X<text:span text:style-name="T16">34</text:span> X<text:span text:style-name="T16">56</text:span><text:span text:style-name="T10"> </text:span>U X<text:span text:style-name="T16">35</text:span> X<text:span text:style-name="T16">66 </text:span><text:span text:style-name="T26">=&gt;</text:span> { <text:span text:style-name="T26">A, C</text:span> } <text:span text:style-name="T5">Ø</text:span> U { S, <text:span text:style-name="T26">C</text:span> } { <text:span text:style-name="T26">B</text:span> } U { <text:span text:style-name="T26">B</text:span> } { <text:span text:style-name="T26">A, C</text:span> } = { <text:span text:style-name="T26">SB, CB, BA, BC</text:span> } =&gt; <text:span text:style-name="T22">X</text:span><text:span text:style-name="T14">36</text:span><text:span text:style-name="T22"> = { </text:span><text:span text:style-name="T24">S, </text:span><text:span text:style-name="T23">A</text:span><text:span text:style-name="T22"> }</text:span></text:p>
      <text:p text:style-name="P9"><text:span text:style-name="T5">X</text:span><text:span text:style-name="T17">15</text:span><text:span text:style-name="T5"> = X</text:span><text:span text:style-name="T17">11</text:span><text:span text:style-name="T5"> X</text:span><text:span text:style-name="T17">25</text:span><text:span text:style-name="T5"> U X</text:span><text:span text:style-name="T17">12</text:span><text:span text:style-name="T5"> X</text:span><text:span text:style-name="T17">35</text:span><text:span text:style-name="T18"> </text:span><text:span text:style-name="T5">U X</text:span><text:span text:style-name="T17">13</text:span><text:span text:style-name="T5"> X</text:span><text:span text:style-name="T17">45</text:span><text:span text:style-name="T18"> </text:span><text:span text:style-name="T5">U X</text:span><text:span text:style-name="T17">13</text:span><text:span text:style-name="T5"> X</text:span><text:span text:style-name="T17">45 </text:span><text:span text:style-name="T8">=&gt;</text:span><text:span text:style-name="T5"> { </text:span><text:span text:style-name="T8">A, C</text:span><text:span text:style-name="T5"> } </text:span><text:span text:style-name="T8">{ B }</text:span><text:span text:style-name="T5"> U { S, </text:span><text:span text:style-name="T8">C</text:span><text:span text:style-name="T5"> } { </text:span><text:span text:style-name="T8">B</text:span><text:span text:style-name="T5"> } U { </text:span><text:span text:style-name="T8">B</text:span><text:span text:style-name="T5"> } { </text:span><text:span text:style-name="T8">S, A</text:span><text:span text:style-name="T5"> } U { </text:span><text:span text:style-name="T8">B</text:span><text:span text:style-name="T5"> } { </text:span><text:span text:style-name="T8">A, C</text:span><text:span text:style-name="T5"> } = { </text:span><text:span text:style-name="T9">AB, CB, SB, BS, BA, BC</text:span><text:span text:style-name="T5"> } =&gt; </text:span><text:span text:style-name="T6">X</text:span><text:span text:style-name="T19">15</text:span><text:span text:style-name="T6"> = { </text:span><text:span text:style-name="T7">S, A, C</text:span><text:span text:style-name="T6"> }</text:span></text:p>
      <text:p text:style-name="P5"><text:span text:style-name="T5">X</text:span><text:span text:style-name="T20">26</text:span><text:span text:style-name="T5"> = X</text:span><text:span text:style-name="T20">22</text:span><text:span text:style-name="T5"> X</text:span><text:span text:style-name="T20">36</text:span><text:span text:style-name="T5"> U X</text:span><text:span text:style-name="T20">23</text:span><text:span text:style-name="T5"> X</text:span><text:span text:style-name="T20">46</text:span><text:span text:style-name="T18"> </text:span><text:span text:style-name="T5">U X</text:span><text:span text:style-name="T20">24</text:span><text:span text:style-name="T5"> X</text:span><text:span text:style-name="T20">56</text:span><text:span text:style-name="T18"> </text:span><text:span text:style-name="T5">U X</text:span><text:span text:style-name="T20">25</text:span><text:span text:style-name="T5"> X</text:span><text:span text:style-name="T20">66</text:span><text:span text:style-name="T17"> </text:span><text:span text:style-name="T8">=&gt;</text:span><text:span text:style-name="T5"> { </text:span><text:span text:style-name="T9">B</text:span><text:span text:style-name="T5"> } </text:span><text:span text:style-name="T8">{ </text:span><text:span text:style-name="T9">S, A</text:span><text:span text:style-name="T8"> }</text:span><text:span text:style-name="T5"> U { S, </text:span><text:span text:style-name="T9">A</text:span><text:span text:style-name="T5"> } Ø U { </text:span><text:span text:style-name="T9">S, C</text:span><text:span text:style-name="T5"> } { </text:span><text:span text:style-name="T9">B</text:span><text:span text:style-name="T5"> } U { </text:span><text:span text:style-name="T8">B</text:span><text:span text:style-name="T5"> } { </text:span><text:span text:style-name="T8">A, C</text:span><text:span text:style-name="T5"> } = { </text:span><text:span text:style-name="T9">BS, BA, SB, CB, BC</text:span><text:span text:style-name="T5"> } =&gt; </text:span><text:span text:style-name="T6">X</text:span><text:span text:style-name="T19">26</text:span><text:span text:style-name="T6"> = { </text:span><text:span text:style-name="T7">S, A</text:span><text:span text:style-name="T6"> }</text:span></text:p>
      <text:p text:style-name="P5"><text:span text:style-name="T5">X</text:span><text:span text:style-name="T17">1</text:span><text:span text:style-name="T20">6</text:span><text:span text:style-name="T5"> = X</text:span><text:span text:style-name="T17">11</text:span><text:span text:style-name="T5"> X</text:span><text:span text:style-name="T17">2</text:span><text:span text:style-name="T20">6</text:span><text:span text:style-name="T5"> U X</text:span><text:span text:style-name="T17">12</text:span><text:span text:style-name="T5"> X</text:span><text:span text:style-name="T17">3</text:span><text:span text:style-name="T20">6</text:span><text:span text:style-name="T18"> </text:span><text:span text:style-name="T5">U X</text:span><text:span text:style-name="T17">13</text:span><text:span text:style-name="T5"> X</text:span><text:span text:style-name="T17">4</text:span><text:span text:style-name="T20">6</text:span><text:span text:style-name="T18"> </text:span><text:span text:style-name="T5">U X</text:span><text:span text:style-name="T17">1</text:span><text:span text:style-name="T20">4</text:span><text:span text:style-name="T5"> X</text:span><text:span text:style-name="T20">56</text:span><text:span text:style-name="T18"> </text:span><text:span text:style-name="T5">U X</text:span><text:span text:style-name="T17">1</text:span><text:span text:style-name="T20">5</text:span><text:span text:style-name="T5"> X</text:span><text:span text:style-name="T20">66</text:span><text:span text:style-name="T8"> </text:span><text:span text:style-name="T9">=&gt;</text:span><text:span text:style-name="T5"> { </text:span><text:span text:style-name="T8">A, C</text:span><text:span text:style-name="T5"> } </text:span><text:span text:style-name="T8">{ </text:span><text:span text:style-name="T9">S, A</text:span><text:span text:style-name="T8"> }</text:span><text:span text:style-name="T5"> U { S, </text:span><text:span text:style-name="T8">C</text:span><text:span text:style-name="T5"> } { </text:span><text:span text:style-name="T9">S, A</text:span><text:span text:style-name="T5"> } U { </text:span><text:span text:style-name="T8">B</text:span><text:span text:style-name="T5"> } Ø U { </text:span><text:span text:style-name="T8">B</text:span><text:span text:style-name="T5"> } { </text:span><text:span text:style-name="T9">B</text:span><text:span text:style-name="T5"> } U { </text:span><text:span text:style-name="T9">S, A, C</text:span><text:span text:style-name="T5"> } { </text:span><text:span text:style-name="T9">A, C</text:span><text:span text:style-name="T5"> } = { </text:span><text:span text:style-name="T9">AS, AA, CS, CA, SS, SA, BB, SC, AC, CC</text:span><text:span text:style-name="T5"> } =&gt; </text:span><text:span text:style-name="T6">X</text:span><text:span text:style-name="T19">16</text:span><text:span text:style-name="T6"> = { </text:span><text:span text:style-name="T7">B</text:span><text:span text:style-name="T6"> 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fill-image-width="0cm" draw:fill-image-height="0cm" fo:padding="0.101cm" fo:border="0.06pt solid #000000" style:shadow="none" draw:shadow-opacity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margin-left="0cm" fo:margin-right="0cm" fo:margin-top="0cm" fo:margin-bottom="0cm" loext:contextual-spacing="false" fo:text-align="center" style:justify-single-word="false" fo:text-indent="0cm" style:auto-text-indent="false" style:vertical-align="middle"/>
    </style:style>
    <style:style style:name="MT1" style:family="text">
      <style:text-properties officeooo:rsid="0035f1fa"/>
    </style:style>
    <style:page-layout style:name="Mpm1">
      <style:page-layout-properties fo:page-width="21.001cm" fo:page-height="29.7cm" style:num-format="1" style:print-orientation="portrait" fo:margin-top="1.164cm" fo:margin-bottom="2cm" fo:margin-left="1.199cm" fo:margin-right="1.199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095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MP1" text:outline-level="1">QUESTION <text:span text:style-name="MT1">2</text:span> – <text:span text:style-name="MT1">APPLY CYK ALGORITHM</text:span></text:h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0T11:06:08.664837796</meta:creation-date>
    <dc:date>2015-10-18T20:50:47.465196197</dc:date>
    <meta:editing-duration>PT3H46M11S</meta:editing-duration>
    <meta:editing-cycles>32</meta:editing-cycles>
    <meta:generator>LibreOffice/5.0.2.2$Linux_X86_64 LibreOffice_project/00m0$Build-2</meta:generator>
    <meta:document-statistic meta:table-count="1" meta:image-count="0" meta:object-count="0" meta:page-count="1" meta:paragraph-count="78" meta:word-count="750" meta:character-count="2079" meta:non-whitespace-character-count="1405"/>
  </office:meta>
</office:document-meta>
</file>